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lk_results" table:style-name="ta1">
        <table:shapes>
          <draw:frame draw:z-index="0" draw:style-name="gr1" draw:text-style-name="P1" svg:width="948.47pt" svg:height="570.05pt" svg:x="564.92pt" svg:y="2.78pt">
            <loext:p draw:notify-on-update-of-ranges="walk_results.J17:walk_results.J32 walk_results.D17:walk_results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283" calcext:value-type="float">
            <text:p>4.25283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1" calcext:value-type="float">
            <text:p>2.51121E-05</text:p>
          </table:table-cell>
          <table:table-cell/>
          <table:table-cell table:formula="of:=([.H17]-[.F17])*1000000000" office:value-type="float" office:value="11.5999999999983" calcext:value-type="float">
            <text:p>11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9" calcext:value-type="float">
            <text:p>2.51119E-05</text:p>
          </table:table-cell>
          <table:table-cell/>
          <table:table-cell table:formula="of:=([.H18]-[.F18])*1000000000" office:value-type="float" office:value="11.3999999999979" calcext:value-type="float">
            <text:p>11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7" calcext:value-type="float">
            <text:p>2.51117E-05</text:p>
          </table:table-cell>
          <table:table-cell/>
          <table:table-cell table:formula="of:=([.H19]-[.F19])*1000000000" office:value-type="float" office:value="11.1999999999975" calcext:value-type="float">
            <text:p>11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5" calcext:value-type="float">
            <text:p>2.51115E-05</text:p>
          </table:table-cell>
          <table:table-cell/>
          <table:table-cell table:formula="of:=([.H20]-[.F20])*1000000000" office:value-type="float" office:value="10.9999999999936" calcext:value-type="float">
            <text:p>1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4" calcext:value-type="float">
            <text:p>2.51114E-05</text:p>
          </table:table-cell>
          <table:table-cell/>
          <table:table-cell table:formula="of:=([.H21]-[.F21])*1000000000" office:value-type="float" office:value="10.9000000000002" calcext:value-type="float">
            <text:p>10.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2]-[.F22])*1000000000" office:value-type="float" office:value="10.7999999999966" calcext:value-type="float">
            <text:p>10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3]-[.F23])*1000000000" office:value-type="float" office:value="10.6999999999964" calcext:value-type="float">
            <text:p>10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4]-[.F24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5]-[.F25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6]-[.F26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7]-[.F27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8]-[.F28])*1000000000" office:value-type="float" office:value="10.6999999999964" calcext:value-type="float">
            <text:p>10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9]-[.F29])*1000000000" office:value-type="float" office:value="10.7999999999966" calcext:value-type="float">
            <text:p>10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6" calcext:value-type="float">
            <text:p>2.51116E-05</text:p>
          </table:table-cell>
          <table:table-cell/>
          <table:table-cell table:formula="of:=([.H30]-[.F30])*1000000000" office:value-type="float" office:value="11.1000000000006" calcext:value-type="float">
            <text:p>11.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8" calcext:value-type="float">
            <text:p>2.51118E-05</text:p>
          </table:table-cell>
          <table:table-cell/>
          <table:table-cell table:formula="of:=([.H31]-[.F31])*1000000000" office:value-type="float" office:value="11.2999999999977" calcext:value-type="float">
            <text:p>11.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" calcext:value-type="float">
            <text:p>0.000025112</text:p>
          </table:table-cell>
          <table:table-cell/>
          <table:table-cell table:formula="of:=([.H32]-[.F32])*1000000000" office:value-type="float" office:value="11.4999999999981" calcext:value-type="float">
            <text:p>11.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MAX([.J17:.J32])-MIN([.J17:.J32])" office:value-type="float" office:value="1.00000000000219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walk_results.A17:walk_results.H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3:20:58.882331049</dc:date>
    <meta:editing-duration>PT5M12S</meta:editing-duration>
    <meta:editing-cycles>1</meta:editing-cycles>
    <meta:document-statistic meta:table-count="1" meta:cell-count="273" meta:object-count="1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61cm" svg:height="20.111cm" xlink:href=".." xlink:type="simple" chart:class="chart:scatter" chart:style-name="ch1">
        <chart:plot-area chart:style-name="ch2" table:cell-range-address="walk_results.D17:walk_results.D32 walk_results.J17:walk_results.J32" svg:x="1.684cm" svg:y="0.402cm" svg:width="31.108cm" svg:height="18.322cm">
          <chartooo:coordinate-region svg:x="2.309cm" svg:y="0.603cm" svg:width="30.388cm" svg:height="17.47cm"/>
          <chart:axis chart:dimension="x" chart:name="primary-x" chart:style-name="ch3">
            <chart:title svg:x="16.191cm" svg:y="19.126cm" chart:style-name="ch4">
              <text:p>Amplitude (V)</text:p>
            </chart:title>
          </chart:axis>
          <chart:axis chart:dimension="y" chart:name="primary-y" chart:style-name="ch5">
            <chart:title svg:x="0.451cm" svg:y="11.305cm" chart:style-name="ch6">
              <text:p>Propogation Delay (ns)</text:p>
            </chart:title>
            <chart:grid chart:style-name="ch7" chart:class="major"/>
          </chart:axis>
          <chart:series chart:style-name="ch8" chart:values-cell-range-address="walk_results.J17:walk_results.J32" chart:class="chart:scatter">
            <chart:domain table:cell-range-address="walk_results.D17:walk_results.D32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0009">
                <text:p>0.0260009</text:p>
                <draw:g>
                  <svg:desc>walk_results.D17:walk_results.D32</svg:desc>
                </draw:g>
              </table:table-cell>
              <table:table-cell office:value-type="float" office:value="11.5999999999983">
                <text:p>11.5999999999983</text:p>
                <draw:g>
                  <svg:desc>walk_results.J17:walk_result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809">
                <text:p>0.0345809</text:p>
              </table:table-cell>
              <table:table-cell office:value-type="float" office:value="11.3999999999979">
                <text:p>11.3999999999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23">
                <text:p>0.0459923</text:p>
              </table:table-cell>
              <table:table-cell office:value-type="float" office:value="11.1999999999975">
                <text:p>11.1999999999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1695">
                <text:p>0.0611695</text:p>
              </table:table-cell>
              <table:table-cell office:value-type="float" office:value="10.9999999999936">
                <text:p>10.9999999999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3551">
                <text:p>0.0813551</text:p>
              </table:table-cell>
              <table:table-cell office:value-type="float" office:value="10.9000000000002">
                <text:p>10.9000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202">
                <text:p>0.108202</text:p>
              </table:table-cell>
              <table:table-cell office:value-type="float" office:value="10.7999999999966">
                <text:p>10.7999999999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908">
                <text:p>0.143908</text:p>
              </table:table-cell>
              <table:table-cell office:value-type="float" office:value="10.6999999999964">
                <text:p>10.6999999999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1398">
                <text:p>0.191398</text:p>
              </table:table-cell>
              <table:table-cell office:value-type="float" office:value="10.5999999999961">
                <text:p>10.5999999999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559">
                <text:p>0.254559</text:p>
              </table:table-cell>
              <table:table-cell office:value-type="float" office:value="10.5999999999961">
                <text:p>10.5999999999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563">
                <text:p>0.338563</text:p>
              </table:table-cell>
              <table:table-cell office:value-type="float" office:value="10.5999999999961">
                <text:p>10.5999999999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288">
                <text:p>0.450288</text:p>
              </table:table-cell>
              <table:table-cell office:value-type="float" office:value="10.5999999999961">
                <text:p>10.5999999999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883">
                <text:p>0.598883</text:p>
              </table:table-cell>
              <table:table-cell office:value-type="float" office:value="10.6999999999964">
                <text:p>10.6999999999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6514">
                <text:p>0.796514</text:p>
              </table:table-cell>
              <table:table-cell office:value-type="float" office:value="10.7999999999966">
                <text:p>10.799999999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36">
                <text:p>1.05936</text:p>
              </table:table-cell>
              <table:table-cell office:value-type="float" office:value="11.1000000000006">
                <text:p>11.10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895">
                <text:p>1.40895</text:p>
              </table:table-cell>
              <table:table-cell office:value-type="float" office:value="11.2999999999977">
                <text:p>11.2999999999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391">
                <text:p>1.87391</text:p>
              </table:table-cell>
              <table:table-cell office:value-type="float" office:value="11.4999999999981">
                <text:p>11.4999999999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